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@author maximilian raspe</text:p>
      <text:p text:style-name="Standard">import java.util.Arrays;</text:p>
      <text:p text:style-name="Standard"/>
      <text:p text:style-name="Standard">public class Permutation {</text:p>
      <text:p text:style-name="Standard"/>
      <text:p text:style-name="Standard"><text:s text:c="4"/>public static void main(String[] args) {</text:p>
      <text:p text:style-name="Standard"><text:s text:c="8"/>int n = 4;</text:p>
      <text:p text:style-name="Standard"><text:s text:c="8"/>int[] array = new int[n];</text:p>
      <text:p text:style-name="Standard"><text:s text:c="8"/>arrayFuellen(array);</text:p>
      <text:p text:style-name="Standard"><text:s text:c="8"/>permutationAusgeben(array, n);</text:p>
      <text:p text:style-name="Standard"><text:s text:c="4"/>}</text:p>
      <text:p text:style-name="Standard"><text:s text:c="4"/>//füllt den array mit zahlen</text:p>
      <text:p text:style-name="Standard"><text:s text:c="4"/>private static void arrayFuellen(int[] array) {</text:p>
      <text:p text:style-name="Standard"><text:s text:c="8"/>for(int i = 0; i &lt; array.length; i++) {</text:p>
      <text:p text:style-name="Standard"><text:s text:c="12"/>array[i] = i + 1;</text:p>
      <text:p text:style-name="Standard"><text:s text:c="8"/>}</text:p>
      <text:p text:style-name="Standard"><text:s text:c="4"/>}</text:p>
      <text:p text:style-name="Standard"><text:s text:c="4"/>private static void permutationAusgeben(int[] array, int n) {</text:p>
      <text:p text:style-name="Standard"><text:s text:c="8"/>//sobald n= 1 erreicht wurde wird der array ausgegeben</text:p>
      <text:p text:style-name="Standard"><text:s text:c="8"/>if(n == 1) {</text:p>
      <text:p text:style-name="Standard"><text:s text:c="12"/>System.out.println(Arrays.toString(array));</text:p>
      <text:p text:style-name="Standard"><text:s text:c="8"/>}</text:p>
      <text:p text:style-name="Standard"><text:s text:c="8"/>//array wird getauscht und ausgegeben</text:p>
      <text:p text:style-name="Standard"><text:s text:c="8"/>for(int i = 0; i &lt; n; i++) {</text:p>
      <text:p text:style-name="Standard"><text:s text:c="12"/>tauschen(array, i, n - 1);</text:p>
      <text:p text:style-name="Standard"><text:s text:c="12"/>permutationAusgeben(array, n - 1);</text:p>
      <text:p text:style-name="Standard"><text:s text:c="12"/>tauschen(array, i, n - 1);</text:p>
      <text:p text:style-name="Standard"><text:s text:c="8"/>}</text:p>
      <text:p text:style-name="Standard"/>
      <text:p text:style-name="Standard"><text:s text:c="4"/>}</text:p>
      <text:p text:style-name="Standard"><text:s text:c="4"/>//tauscht ints an index i und j</text:p>
      <text:p text:style-name="Standard"><text:s text:c="4"/>private static void tauschen(int[] array, int i, int j) {</text:p>
      <text:p text:style-name="Standard"><text:s text:c="8"/>int k = array[i];</text:p>
      <text:p text:style-name="Standard"><text:s text:c="8"/>array[i] = array[j];</text:p>
      <text:p text:style-name="Standard"><text:s text:c="8"/>array[j] = k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public class Binomial {</text:p>
      <text:p text:style-name="Standard"/>
      <text:p text:style-name="Standard"><text:s text:c="4"/>public static void main(String[] args) {</text:p>
      <text:p text:style-name="Standard"><text:s text:c="8"/>binomialFakultat(8, 4);</text:p>
      <text:p text:style-name="Standard"><text:s text:c="8"/>binomialProduktQuotient(8, 4);</text:p>
      <text:p text:style-name="Standard"><text:s text:c="8"/>binomialAlternierend(8,4);</text:p>
      <text:p text:style-name="Standard"><text:s text:c="8"/>binomialrekursiv(8, 4);</text:p>
      <text:p text:style-name="Standard"/>
      <text:p text:style-name="Standard"><text:s text:c="4"/>}</text:p>
      <text:p text:style-name="Standard"><text:s text:c="4"/>//vorteile: ist am übersichtlichsten da es die berechnungen trennt</text:p>
      <text:p text:style-name="Standard"><text:s text:c="4"/>//nachteile:benötigt 2 methoden für eine relativ einfache rechnung, fak hat hohen speicherbedarf da rekursiv</text:p>
      <text:p text:style-name="Standard"><text:s text:c="4"/>private static long binomialFakultat (int n, int k) {</text:p>
      <text:p text:style-name="Standard"><text:soft-page-break/><text:s text:c="8"/>long ergebnis;</text:p>
      <text:p text:style-name="Standard"><text:s text:c="8"/>ergebnis = fak(n) / (fak(k) * fak(n - k));</text:p>
      <text:p text:style-name="Standard"><text:s text:c="8"/>return ergebnis;</text:p>
      <text:p text:style-name="Standard"><text:s text:c="4"/>}</text:p>
      <text:p text:style-name="Standard"><text:s text:c="4"/>private static long fak(int f) {</text:p>
      <text:p text:style-name="Standard"><text:s text:c="8"/>long ergebnis = 0;</text:p>
      <text:p text:style-name="Standard"><text:s text:c="8"/>if(f == 1) {</text:p>
      <text:p text:style-name="Standard"><text:s text:c="12"/>return 1;</text:p>
      <text:p text:style-name="Standard"><text:s text:c="8"/>}</text:p>
      <text:p text:style-name="Standard"><text:s text:c="8"/>if(f == 2) {</text:p>
      <text:p text:style-name="Standard"><text:s text:c="12"/>return 2;</text:p>
      <text:p text:style-name="Standard"><text:s text:c="8"/>}</text:p>
      <text:p text:style-name="Standard"><text:s text:c="8"/>if(f &gt; 2) {</text:p>
      <text:p text:style-name="Standard"><text:s text:c="12"/>ergebnis = f * fak(f - 1);</text:p>
      <text:p text:style-name="Standard"><text:s text:c="12"/>return ergebnis;</text:p>
      <text:p text:style-name="Standard"><text:s text:c="8"/>}</text:p>
      <text:p text:style-name="Standard"><text:s text:c="8"/>return ergebnis;</text:p>
      <text:p text:style-name="Standard"><text:s text:c="4"/>}</text:p>
      <text:p text:style-name="Standard"><text:s text:c="4"/>/*</text:p>
      <text:p text:style-name="Standard"><text:s text:c="4"/>Vorteile : einfach zu verstehen</text:p>
      <text:p text:style-name="Standard"><text:s text:c="4"/>Nachteile : unübersichtlicher da sich nicht alles in eine schleife schreiben lässt</text:p>
      <text:p text:style-name="Standard"><text:s text:c="5"/>*/</text:p>
      <text:p text:style-name="Standard"><text:s text:c="4"/>private static long binomialProduktQuotient(int n, int k) {</text:p>
      <text:p text:style-name="Standard"/>
      <text:p text:style-name="Standard"><text:s text:c="8"/>int zaehler = 1;</text:p>
      <text:p text:style-name="Standard"><text:s text:c="8"/>long nenner;</text:p>
      <text:p text:style-name="Standard"/>
      <text:p text:style-name="Standard"><text:s text:c="8"/>for(int i = n; i &gt; n - k + 1; i--) {</text:p>
      <text:p text:style-name="Standard"><text:s text:c="12"/>zaehler *= i;</text:p>
      <text:p text:style-name="Standard"><text:s text:c="8"/>}</text:p>
      <text:p text:style-name="Standard"><text:s text:c="8"/>zaehler = zaehler * (n - k + 1);</text:p>
      <text:p text:style-name="Standard"><text:s text:c="8"/>nenner = fak(k);</text:p>
      <text:p text:style-name="Standard"><text:s text:c="8"/>long ergebnis = <text:s/>zaehler / nenner;</text:p>
      <text:p text:style-name="Standard"/>
      <text:p text:style-name="Standard"><text:s text:c="8"/>return ergebnis;</text:p>
      <text:p text:style-name="Standard"><text:s text:c="4"/>}</text:p>
      <text:p text:style-name="Standard"><text:s text:c="4"/>/*</text:p>
      <text:p text:style-name="Standard"><text:s text:c="4"/>vorteile: ist relativ einfach zu lesen</text:p>
      <text:p text:style-name="Standard"><text:s text:c="4"/>nachteile: benötgt double da sonst rundungsfehler auftreten die das ergebnis verälschen</text:p>
      <text:p text:style-name="Standard"><text:s text:c="5"/>*/</text:p>
      <text:p text:style-name="Standard"><text:s text:c="4"/>private static long binomialAlternierend(int n, int k) {</text:p>
      <text:p text:style-name="Standard"><text:s text:c="8"/>double zaehler = 1;</text:p>
      <text:p text:style-name="Standard"><text:s text:c="8"/>double nenner = 1;</text:p>
      <text:p text:style-name="Standard"><text:s text:c="8"/>long ergebnis = 1;</text:p>
      <text:p text:style-name="Standard"><text:s text:c="8"/>int hilfsvariable = 1;</text:p>
      <text:p text:style-name="Standard"/>
      <text:p text:style-name="Standard"><text:s text:c="8"/>for(int i = n; i &gt;= n - k + 1; i--) {</text:p>
      <text:p text:style-name="Standard"><text:s text:c="12"/>zaehler = i;</text:p>
      <text:p text:style-name="Standard"><text:s text:c="12"/>nenner = hilfsvariable;</text:p>
      <text:p text:style-name="Standard"><text:s text:c="12"/>ergebnis *= zaehler / nenner;</text:p>
      <text:p text:style-name="Standard"><text:s text:c="12"/>hilfsvariable++;</text:p>
      <text:p text:style-name="Standard"><text:s text:c="8"/>}</text:p>
      <text:p text:style-name="Standard"><text:soft-page-break/><text:s text:c="8"/>return ergebnis;</text:p>
      <text:p text:style-name="Standard"><text:s text:c="4"/>}</text:p>
      <text:p text:style-name="Standard"><text:s text:c="4"/>/*</text:p>
      <text:p text:style-name="Standard"><text:s text:c="4"/>vorteile : einfach zu verstehen, weniger quellcode</text:p>
      <text:p text:style-name="Standard"><text:s text:c="4"/>nachteile :hoher rechenaufwand und speicherbedarf</text:p>
      <text:p text:style-name="Standard"><text:s text:c="5"/>*/</text:p>
      <text:p text:style-name="Standard"><text:s text:c="4"/>private static long binomialrekursiv(int n, int k) {</text:p>
      <text:p text:style-name="Standard"><text:s text:c="8"/>long ergebnis;</text:p>
      <text:p text:style-name="Standard"><text:s text:c="8"/>if(k == 0) {</text:p>
      <text:p text:style-name="Standard"><text:s text:c="12"/>return 1;</text:p>
      <text:p text:style-name="Standard"><text:s text:c="8"/>}</text:p>
      <text:p text:style-name="Standard"><text:s text:c="8"/>else if(n == 0) {</text:p>
      <text:p text:style-name="Standard"><text:s text:c="12"/>return 0;</text:p>
      <text:p text:style-name="Standard"><text:s text:c="8"/>}</text:p>
      <text:p text:style-name="Standard"><text:s text:c="8"/>else {</text:p>
      <text:p text:style-name="Standard"><text:s text:c="12"/>return binomialrekursiv(n - 1, k - 1) + binomialrekursiv(n - 1, k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public class Main {</text:p>
      <text:p text:style-name="Standard"><text:s text:c="4"/>public static void main(String[] args) {</text:p>
      <text:p text:style-name="Standard"><text:s text:c="8"/>DoubleLinkedList list = new DoubleLinkedList();</text:p>
      <text:p text:style-name="Standard"><text:s text:c="8"/>list.add(5);</text:p>
      <text:p text:style-name="Standard"><text:s text:c="8"/>list.add(7);</text:p>
      <text:p text:style-name="Standard"><text:s text:c="8"/>list.add(3);</text:p>
      <text:p text:style-name="Standard"><text:s text:c="8"/>list.add(2);</text:p>
      <text:p text:style-name="Standard"><text:s text:c="8"/>list.add(9);</text:p>
      <text:p text:style-name="Standard"><text:s text:c="8"/>list.insert(5, 3);</text:p>
      <text:p text:style-name="Standard"><text:s text:c="8"/>list.delete(3);</text:p>
      <text:p text:style-name="Standard"><text:s text:c="8"/>list.get(2);</text:p>
      <text:p text:style-name="Standard"><text:s text:c="8"/>list.length();</text:p>
      <text:p text:style-name="Standard"><text:s text:c="8"/>System.out.println(list.toString())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public class DoubleLinkedList&lt;T&gt; implements List&lt;T&gt; {</text:p>
      <text:p text:style-name="Standard"/>
      <text:p text:style-name="Standard"><text:s text:c="4"/>private static class Node&lt;T&gt; {</text:p>
      <text:p text:style-name="Standard"><text:s text:c="8"/>private T data;</text:p>
      <text:p text:style-name="Standard"><text:s text:c="8"/>private Node&lt;T&gt; next;</text:p>
      <text:p text:style-name="Standard"><text:s text:c="8"/>private Node&lt;T&gt; previous;</text:p>
      <text:p text:style-name="Standard"><text:s text:c="8"/>//konstruktor für neuen knoten</text:p>
      <text:p text:style-name="Standard"><text:s text:c="8"/>public Node(T data, Node previous, Node next) {</text:p>
      <text:p text:style-name="Standard"><text:s text:c="12"/>this.data = data;</text:p>
      <text:p text:style-name="Standard"><text:s text:c="12"/>this.previous = previous;</text:p>
      <text:p text:style-name="Standard"><text:s text:c="12"/>this.next = next;</text:p>
      <text:p text:style-name="Standard"><text:s text:c="8"/>}</text:p>
      <text:p text:style-name="Standard"><text:s text:c="4"/>}</text:p>
      <text:p text:style-name="Standard"/>
      <text:p text:style-name="Standard"><text:soft-page-break/><text:s text:c="4"/>private Node &lt;T&gt; current;</text:p>
      <text:p text:style-name="Standard"><text:s text:c="4"/>private Node&lt;T&gt; tail;</text:p>
      <text:p text:style-name="Standard"><text:s text:c="4"/>private Node&lt;T&gt; head;</text:p>
      <text:p text:style-name="Standard"><text:s text:c="4"/>private int counter;</text:p>
      <text:p text:style-name="Standard"/>
      <text:p text:style-name="Standard"><text:s text:c="4"/>//fügt das element am ende der liste an</text:p>
      <text:p text:style-name="Standard"><text:s text:c="4"/>@Override</text:p>
      <text:p text:style-name="Standard"><text:s text:c="4"/>public void add(T t) <text:s/>{</text:p>
      <text:p text:style-name="Standard"><text:s text:c="8"/>try {</text:p>
      <text:p text:style-name="Standard"><text:s text:c="12"/>Node node = new Node(t, null, null);</text:p>
      <text:p text:style-name="Standard"><text:s text:c="12"/>if(head == null) {</text:p>
      <text:p text:style-name="Standard"><text:s text:c="16"/>head = node;</text:p>
      <text:p text:style-name="Standard"><text:s text:c="16"/>head.previous = null;</text:p>
      <text:p text:style-name="Standard"><text:s text:c="16"/>head.next = null;</text:p>
      <text:p text:style-name="Standard"><text:s text:c="12"/>}</text:p>
      <text:p text:style-name="Standard"><text:s text:c="12"/>else {</text:p>
      <text:p text:style-name="Standard"><text:s text:c="16"/>current = head;</text:p>
      <text:p text:style-name="Standard"/>
      <text:p text:style-name="Standard"><text:s text:c="16"/>while(current.next != null) {</text:p>
      <text:p text:style-name="Standard"/>
      <text:p text:style-name="Standard"><text:s text:c="16"/>}</text:p>
      <text:p text:style-name="Standard"><text:s text:c="16"/>current.next = node;</text:p>
      <text:p text:style-name="Standard"><text:s text:c="16"/>node.previous = current;</text:p>
      <text:p text:style-name="Standard"><text:s text:c="16"/>node.next = null;</text:p>
      <text:p text:style-name="Standard"><text:s text:c="12"/>}</text:p>
      <text:p text:style-name="Standard"><text:s text:c="8"/>} catch(Exception e) {</text:p>
      <text:p text:style-name="Standard"><text:s text:c="12"/>System.out.println("Fehler" + e.getMessage());</text:p>
      <text:p text:style-name="Standard"><text:s text:c="8"/>}</text:p>
      <text:p text:style-name="Standard"/>
      <text:p text:style-name="Standard"><text:s text:c="4"/>}</text:p>
      <text:p text:style-name="Standard"><text:s text:c="4"/>//fügt das gewünschte objekt an i-ter stelle ein. die schleife wird solange durchlaufen bis man am gewünschten index angekommen ist und dort wird das element eingefügt</text:p>
      <text:p text:style-name="Standard"><text:s text:c="4"/>@Override</text:p>
      <text:p text:style-name="Standard"><text:s text:c="4"/>public void insert(T obj, int index){</text:p>
      <text:p text:style-name="Standard"><text:s text:c="8"/>try {</text:p>
      <text:p text:style-name="Standard"><text:s text:c="12"/>Node node = new Node(obj, null, null);</text:p>
      <text:p text:style-name="Standard"><text:s text:c="12"/>Node&lt;T&gt; temp;</text:p>
      <text:p text:style-name="Standard"><text:s text:c="12"/>int iteration = 1;</text:p>
      <text:p text:style-name="Standard"/>
      <text:p text:style-name="Standard"><text:s text:c="12"/>head = node;</text:p>
      <text:p text:style-name="Standard"><text:s text:c="12"/>while (iteration != index) {</text:p>
      <text:p text:style-name="Standard"/>
      <text:p text:style-name="Standard"><text:s text:c="16"/>iteration++;</text:p>
      <text:p text:style-name="Standard"/>
      <text:p text:style-name="Standard"><text:s text:c="12"/>}</text:p>
      <text:p text:style-name="Standard"><text:s text:c="12"/>temp = current.next;</text:p>
      <text:p text:style-name="Standard"><text:s text:c="12"/>node.next = temp;</text:p>
      <text:p text:style-name="Standard"><text:s text:c="12"/>temp.previous = node;</text:p>
      <text:p text:style-name="Standard"><text:s text:c="12"/>node.previous = current;</text:p>
      <text:p text:style-name="Standard"><text:s text:c="8"/>} catch(Exception e) {</text:p>
      <text:p text:style-name="Standard"><text:s text:c="12"/>System.out.println("Fehler" + e.getMessage());</text:p>
      <text:p text:style-name="Standard"><text:s text:c="8"/>}</text:p>
      <text:p text:style-name="Standard"><text:soft-page-break/><text:s text:c="4"/>}</text:p>
      <text:p text:style-name="Standard"><text:s text:c="4"/>//durchläuft die liste solange bis man am gewünschten index angekommen ist und gibt dann das element der liste zurück</text:p>
      <text:p text:style-name="Standard"><text:s text:c="4"/>@Override</text:p>
      <text:p text:style-name="Standard"><text:s text:c="4"/>public T get(int index){</text:p>
      <text:p text:style-name="Standard"><text:s text:c="8"/>try {</text:p>
      <text:p text:style-name="Standard"><text:s text:c="12"/>Node current = head;</text:p>
      <text:p text:style-name="Standard"><text:s text:c="12"/>counter = 0;</text:p>
      <text:p text:style-name="Standard"/>
      <text:p text:style-name="Standard"><text:s text:c="12"/>while (current != null) {</text:p>
      <text:p text:style-name="Standard"><text:s text:c="16"/>if (counter == index) {</text:p>
      <text:p text:style-name="Standard"><text:s text:c="20"/>return (T) current.data;</text:p>
      <text:p text:style-name="Standard"><text:s text:c="16"/>}</text:p>
      <text:p text:style-name="Standard"><text:s text:c="16"/>counter++;</text:p>
      <text:p text:style-name="Standard"><text:s text:c="16"/>current = current.next;</text:p>
      <text:p text:style-name="Standard"><text:s text:c="12"/>}</text:p>
      <text:p text:style-name="Standard"><text:s text:c="8"/>}</text:p>
      <text:p text:style-name="Standard"><text:s text:c="8"/>catch(Exception e) {</text:p>
      <text:p text:style-name="Standard"><text:s text:c="12"/>System.out.println("Fehler : " + e.getMessage());</text:p>
      <text:p text:style-name="Standard"><text:s text:c="8"/>}</text:p>
      <text:p text:style-name="Standard"><text:s text:c="8"/>return null;</text:p>
      <text:p text:style-name="Standard"><text:s text:c="4"/>}</text:p>
      <text:p text:style-name="Standard"><text:s text:c="4"/>//löscht das element an stelle vom index.</text:p>
      <text:p text:style-name="Standard"><text:s text:c="4"/>@Override</text:p>
      <text:p text:style-name="Standard"><text:s text:c="4"/>public void delete(int index) {</text:p>
      <text:p text:style-name="Standard"><text:s text:c="8"/>try {</text:p>
      <text:p text:style-name="Standard"><text:s text:c="12"/>int iterator = 1;</text:p>
      <text:p text:style-name="Standard"/>
      <text:p text:style-name="Standard"><text:s text:c="12"/>current = head;</text:p>
      <text:p text:style-name="Standard"><text:s text:c="12"/>if (index == 1) {</text:p>
      <text:p text:style-name="Standard"><text:s text:c="16"/>head = current.next;</text:p>
      <text:p text:style-name="Standard"><text:s text:c="16"/>current.next = null;</text:p>
      <text:p text:style-name="Standard"><text:s text:c="16"/>current.previous = null;</text:p>
      <text:p text:style-name="Standard"><text:s text:c="12"/>} else {</text:p>
      <text:p text:style-name="Standard"><text:s text:c="16"/>while (iterator != index) {</text:p>
      <text:p text:style-name="Standard"><text:s text:c="20"/>current = current.next;</text:p>
      <text:p text:style-name="Standard"><text:s text:c="20"/>iterator++;</text:p>
      <text:p text:style-name="Standard"><text:s text:c="16"/>}</text:p>
      <text:p text:style-name="Standard"><text:s text:c="16"/>if (current.next == null) {</text:p>
      <text:p text:style-name="Standard"><text:s text:c="20"/>current.previous.next = null;</text:p>
      <text:p text:style-name="Standard"><text:s text:c="20"/>current.previous = null;</text:p>
      <text:p text:style-name="Standard"><text:s text:c="16"/>} else {</text:p>
      <text:p text:style-name="Standard"><text:s text:c="20"/>current.previous.next = current.next;</text:p>
      <text:p text:style-name="Standard"><text:s text:c="20"/>current.next.previous = current.previous;</text:p>
      <text:p text:style-name="Standard"><text:s text:c="16"/>}</text:p>
      <text:p text:style-name="Standard"><text:s text:c="12"/>}</text:p>
      <text:p text:style-name="Standard"><text:s text:c="8"/>} catch(Exception e) {</text:p>
      <text:p text:style-name="Standard"><text:s text:c="12"/>System.out.println("Fehler" + e.getMessage());</text:p>
      <text:p text:style-name="Standard"><text:s text:c="8"/>}</text:p>
      <text:p text:style-name="Standard"><text:s text:c="4"/>}</text:p>
      <text:p text:style-name="Standard"><text:s text:c="4"/>//itieriert solange durch die liste bis ein objekt gefunden wurde, wenn nicht wird nichts zurückgegeben</text:p>
      <text:p text:style-name="Standard"><text:soft-page-break/><text:s text:c="4"/>@Override</text:p>
      <text:p text:style-name="Standard"><text:s text:c="4"/>public int indexOf(T obj) {</text:p>
      <text:p text:style-name="Standard"><text:s text:c="8"/>try {</text:p>
      <text:p text:style-name="Standard"><text:s text:c="8"/>for(int i = 1; i &lt; counter; i++) {</text:p>
      <text:p text:style-name="Standard"><text:s text:c="12"/>if (obj.equals(current.data)) {</text:p>
      <text:p text:style-name="Standard"><text:s text:c="16"/>return i;</text:p>
      <text:p text:style-name="Standard"><text:s text:c="12"/>}</text:p>
      <text:p text:style-name="Standard"><text:s text:c="12"/>current = current.next;</text:p>
      <text:p text:style-name="Standard"><text:s text:c="8"/>}</text:p>
      <text:p text:style-name="Standard"/>
      <text:p text:style-name="Standard"><text:s text:c="8"/>} catch (Exception e) {</text:p>
      <text:p text:style-name="Standard"><text:s text:c="12"/>System.out.println("Fehler : " + e.getMessage());</text:p>
      <text:p text:style-name="Standard"><text:s text:c="8"/>}</text:p>
      <text:p text:style-name="Standard"><text:s text:c="8"/>return -1;</text:p>
      <text:p text:style-name="Standard"><text:s text:c="4"/>}</text:p>
      <text:p text:style-name="Standard"><text:s text:c="4"/>//gibt die länge der liste an, wird mit counter gezählt</text:p>
      <text:p text:style-name="Standard"><text:s text:c="4"/>@Override</text:p>
      <text:p text:style-name="Standard"><text:s text:c="4"/>public int length() {</text:p>
      <text:p text:style-name="Standard"><text:s text:c="8"/>return counter;</text:p>
      <text:p text:style-name="Standard"><text:s text:c="4"/>}</text:p>
      <text:p text:style-name="Standard"/>
      <text:p text:style-name="Standard"><text:s text:c="4"/>//gibt den inhalt des "knotens" als string zurück</text:p>
      <text:p text:style-name="Standard"><text:s text:c="4"/>@Override</text:p>
      <text:p text:style-name="Standard"><text:s text:c="4"/>public String toString() {</text:p>
      <text:p text:style-name="Standard"><text:s text:c="8"/>Node node = head;</text:p>
      <text:p text:style-name="Standard"><text:s text:c="8"/>while(node != null) {</text:p>
      <text:p text:style-name="Standard"><text:s text:c="12"/>System.out.println(" " + node.data);</text:p>
      <text:p text:style-name="Standard"><text:s text:c="12"/>node = node.next;</text:p>
      <text:p text:style-name="Standard"><text:s text:c="8"/>}</text:p>
      <text:p text:style-name="Standard"><text:s text:c="8"/>return "";</text:p>
      <text:p text:style-name="Standard"><text:s text:c="4"/>}</text:p>
      <text:p text:style-name="Standard"/>
      <text:p text:style-name="Standard"><text:s text:c="4"/>@Override</text:p>
      <text:p text:style-name="Standard"><text:s text:c="4"/>public boolean equals(Object obj) {</text:p>
      <text:p text:style-name="Standard"><text:s text:c="8"/>if(!(obj instanceof Node)) {</text:p>
      <text:p text:style-name="Standard"><text:s text:c="12"/>return false;</text:p>
      <text:p text:style-name="Standard"><text:s text:c="8"/>}</text:p>
      <text:p text:style-name="Standard"><text:s text:c="8"/>Node&lt;T&gt; element = (Node&lt;T&gt;) obj;</text:p>
      <text:p text:style-name="Standard"><text:s text:c="8"/>if(current.data == null) {</text:p>
      <text:p text:style-name="Standard"><text:s text:c="12"/>return element.data == null;</text:p>
      <text:p text:style-name="Standard"><text:s text:c="8"/>}</text:p>
      <text:p text:style-name="Standard"><text:s text:c="8"/>return element.equals(element.data)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public interface List&lt;T&gt; {</text:p>
      <text:p text:style-name="Standard"/>
      <text:p text:style-name="Standard"><text:s text:c="4"/>public void add(T obj);</text:p>
      <text:p text:style-name="Standard"><text:s text:c="4"/>public void insert(T obj , int index);</text:p>
      <text:p text:style-name="Standard"><text:s text:c="4"/>public T get(int index);</text:p>
      <text:p text:style-name="Standard"><text:s text:c="4"/>public void delete(int index);</text:p>
      <text:p text:style-name="Standard"><text:soft-page-break/><text:s text:c="4"/>public int indexOf(T obj);</text:p>
      <text:p text:style-name="Standard"><text:s text:c="4"/>public int length (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8S</meta:editing-duration>
    <meta:editing-cycles>4</meta:editing-cycles>
    <meta:generator>OpenOffice/4.1.1$Win32 OpenOffice.org_project/411m6$Build-9775</meta:generator>
    <dc:date>2019-01-24T13:13:36.58</dc:date>
    <dc:creator>Knacker Rapse</dc:creator>
    <meta:document-statistic meta:table-count="0" meta:image-count="0" meta:object-count="0" meta:page-count="7" meta:paragraph-count="283" meta:word-count="998" meta:character-count="8273"/>
    <meta:user-defined meta:name="Info 1"/>
    <meta:user-defined meta:name="Info 2"/>
    <meta:user-defined meta:name="Info 3"/>
    <meta:user-defined meta:name="Info 4"/>
  </office:meta>
</office:document-meta>
</file>